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0071d1" officeooo:paragraph-rsid="000071d1"/>
    </style:style>
    <style:style style:name="P2" style:family="paragraph" style:parent-style-name="Text_20_body">
      <style:paragraph-properties fo:text-align="justify" style:justify-single-word="false"/>
      <style:text-properties officeooo:rsid="000071d1" officeooo:paragraph-rsid="000071d1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text-align="justify" style:justify-single-word="false"/>
      <style:text-properties officeooo:rsid="00020b40" officeooo:paragraph-rsid="00020b40"/>
    </style:style>
    <style:style style:name="P5" style:family="paragraph" style:parent-style-name="Text_20_body">
      <style:paragraph-properties fo:text-align="justify" style:justify-single-word="false"/>
      <style:text-properties officeooo:rsid="0003a724" officeooo:paragraph-rsid="0003a724"/>
    </style:style>
    <style:style style:name="P6" style:family="paragraph" style:parent-style-name="Text_20_body">
      <style:paragraph-properties fo:text-align="justify" style:justify-single-word="false"/>
      <style:text-properties fo:font-weight="bold" officeooo:rsid="0003a724" officeooo:paragraph-rsid="0003a724" style:font-weight-asian="bold" style:font-weight-complex="bold"/>
    </style:style>
    <style:style style:name="P7" style:family="paragraph" style:parent-style-name="Text_20_body">
      <style:paragraph-properties fo:text-align="justify" style:justify-single-word="false"/>
      <style:text-properties fo:font-size="14pt" style:text-underline-style="solid" style:text-underline-width="auto" style:text-underline-color="font-color" fo:font-weight="bold" officeooo:rsid="0003a724" officeooo:paragraph-rsid="0003a724" style:font-size-asian="14pt" style:font-weight-asian="bold" style:font-size-complex="14pt" style:font-weight-complex="bold"/>
    </style:style>
    <style:style style:name="P8" style:family="paragraph" style:parent-style-name="Text_20_body">
      <style:paragraph-properties fo:text-align="justify" style:justify-single-word="false"/>
      <style:text-properties fo:font-size="14pt" style:text-underline-style="solid" style:text-underline-width="auto" style:text-underline-color="font-color" fo:font-weight="bold" officeooo:rsid="00020b40" officeooo:paragraph-rsid="00020b40" style:font-size-asian="14pt" style:font-weight-asian="bold" style:font-size-complex="14pt" style:font-weight-complex="bold"/>
    </style:style>
    <style:style style:name="P9" style:family="paragraph" style:parent-style-name="Text_20_body">
      <style:paragraph-properties fo:text-align="justify" style:justify-single-word="false"/>
      <style:text-properties fo:font-size="14pt" style:text-underline-style="solid" style:text-underline-width="auto" style:text-underline-color="font-color" fo:font-weight="bold" officeooo:rsid="00049692" officeooo:paragraph-rsid="00049692" style:font-size-asian="14pt" style:font-weight-asian="bold" style:font-size-complex="14pt" style:font-weight-complex="bold"/>
    </style:style>
    <style:style style:name="P10" style:family="paragraph" style:parent-style-name="Text_20_body">
      <style:paragraph-properties fo:text-align="justify" style:justify-single-word="false"/>
      <style:text-properties fo:font-size="12pt" style:text-underline-style="none" fo:font-weight="normal" officeooo:rsid="00049692" officeooo:paragraph-rsid="00049692" style:font-size-asian="10.5pt" style:font-weight-asian="normal" style:font-size-complex="12pt" style:font-weight-complex="normal"/>
    </style:style>
    <style:style style:name="P11" style:family="paragraph" style:parent-style-name="Title">
      <style:paragraph-properties fo:text-align="justify" style:justify-single-word="false"/>
    </style:style>
    <style:style style:name="P12" style:family="paragraph" style:parent-style-name="Text_20_body" style:list-style-name="L1">
      <style:paragraph-properties fo:text-align="justify" style:justify-single-word="false"/>
      <style:text-properties officeooo:rsid="000071d1" officeooo:paragraph-rsid="000071d1"/>
    </style:style>
    <style:style style:name="P13" style:family="paragraph" style:parent-style-name="Text_20_body">
      <style:paragraph-properties fo:text-align="justify" style:justify-single-word="false"/>
      <style:text-properties fo:font-weight="normal" officeooo:rsid="00074f43" officeooo:paragraph-rsid="00074f43" style:font-weight-asian="normal" style:font-weight-complex="normal"/>
    </style:style>
    <style:style style:name="P14" style:family="paragraph" style:parent-style-name="Heading_20_1">
      <style:paragraph-properties fo:text-align="justify" style:justify-single-word="false"/>
      <style:text-properties officeooo:rsid="0003a724" officeooo:paragraph-rsid="00049692"/>
    </style:style>
    <style:style style:name="T1" style:family="text">
      <style:text-properties officeooo:rsid="00049692"/>
    </style:style>
    <style:style style:name="T2" style:family="text">
      <style:text-properties officeooo:rsid="000592c9"/>
    </style:style>
    <style:style style:name="T3" style:family="text">
      <style:text-properties officeooo:rsid="00074f4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Monitorització de la caminada</text:p>
      <text:p text:style-name="P3"/>
      <text:h text:style-name="P14" text:outline-level="1">Documentació de l'app Mòbil</text:h>
      <text:p text:style-name="P7">Introducció</text:p>
      <text:p text:style-name="P2">Tal com hem acordat a classe, el node personal encarregat de rebre les dades dels nodes sensors serà un dispositiu mòbil. El nostre grup crearà l'app, en principi per Android.</text:p>
      <text:p text:style-name="P2">Tasques principals de l'app:</text:p>
      <text:list xml:id="list8503380589026623904" text:style-name="L1">
        <text:list-item>
          <text:p text:style-name="P12">Rebre les dades dels dos sensors des de dues connexions BLE</text:p>
        </text:list-item>
        <text:list-item>
          <text:p text:style-name="P12">Emmagatzemar localment i temporalment aquestes dades</text:p>
        </text:list-item>
        <text:list-item>
          <text:p text:style-name="P12">Enviar-les al node central (servidor) via wifi</text:p>
        </text:list-item>
      </text:list>
      <text:p text:style-name="P5">Hem decidit utilitzar l'IDE de l'Android Studio, que es pot descarregar a: https://developer.android.com/sdk/index.html#top</text:p>
      <text:p text:style-name="P5">Aquest IDE ens permet utilitzar el sistema de control de versions git, i ens proporciona un esquelet sòlid per a el projecte que durem a terme.</text:p>
      <text:p text:style-name="P5"/>
      <text:p text:style-name="P7">Estructuració</text:p>
      <text:p text:style-name="P5">L'app es compondrà de tres parts:</text:p>
      <text:p text:style-name="P6">Comunicació Node Sensor (HW)</text:p>
      <text:p text:style-name="P5">En aquest apartat desenvoluparem la comunicació entre el Node Sensor i el Node Personal amb la dificultat afegida de que hem de establir <text:span text:style-name="T1">connexió</text:span> bluetoo<text:span text:style-name="T3">t</text:span>h amb dos nodes. </text:p>
      <text:p text:style-name="P5">Requisits:</text:p>
      <text:p text:style-name="P5"><text:span text:style-name="T3">E</text:span>s necessita un dispositiu <text:span text:style-name="T1">mòbil</text:span> amb el SO Android x.0, versions anteriors no suporten la con<text:span text:style-name="T1">n</text:span>exió BLE amb dos altres dispositius.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text:span text:style-name="T1">P</text:span>er a dur a terme aquest procés, utilitzarem les següents llibreries: <text:s/></text:p>
      <text:p text:style-name="P5"><text:s text:c="4"/>bt_av.h: Includes the interface definition for the A2DP profile.</text:p>
      <text:p text:style-name="P5"><text:s text:c="4"/>bt_gatt.h, bt_gatt_client.h, and bt_gatt_server.h: These include the interface definition for the GATT profile.</text:p>
      <text:p text:style-name="P5"><text:s text:c="4"/>bt_hf.h: Includes the interface definition for the HFP profile.</text:p>
      <text:p text:style-name="P5"><text:s text:c="4"/>bt_hh.h: Includes the interface definition for the HID host profile.</text:p>
      <text:p text:style-name="P5"><text:s text:c="4"/>bt_hl.h: Includes the interface definition for the HDP profile.</text:p>
      <text:p text:style-name="P5"><text:s text:c="4"/>bt_mce.h: Includes the interface definition for the MAP profile.</text:p>
      <text:p text:style-name="P5"><text:s text:c="4"/>bt_pan.h: Includes the interface definition for the PAN profile.</text:p>
      <text:p text:style-name="P5"><text:s text:c="4"/>bt_rc.h: Includes the interface definition for the AVRCP profile.</text:p>
      <text:p text:style-name="P5"><text:s text:c="4"/>bt_sock.h: Includes the interface definition for RFCOMM sockets.</text:p>
      <text:p text:style-name="P5"/>
      <text:p text:style-name="P5">Proposem utilitzar inicialment una <text:span text:style-name="T2">estratègia</text:span> simple, només de lectura de dades.</text:p>
      <text:p text:style-name="P5"/>
      <text:p text:style-name="P6">Emmagatzematge temporal de dades del Node Personal</text:p>
      <text:p text:style-name="P5">En aquest apartat, s'han d'emmagatzemar les dades rebudes per els dos Nodes Sensors, i acumular-les fins que tinguem una "bona" <text:span text:style-name="T2">connexió</text:span> WiFi al dispositiu <text:span text:style-name="T1">mòbil.</text:span></text:p>
      <text:p text:style-name="P5">Per a tal de dur a terme aquest proces, s'ha de tenir en compte que ens podem trobar en dos casos:</text:p>
      <text:p text:style-name="P5">1 - Sense <text:span text:style-name="T1">connexió</text:span> WiFi:</text:p>
      <text:p text:style-name="P5"><text:s text:c="3"/>En aquest cas, anirem acumulant dades al nostre dispositiu, hem de tenir en compte que poden arribar a passar dies fins que no hi hagi <text:span text:style-name="T1">connexió</text:span>, així que <text:span text:style-name="T1">s'haurà</text:span> de planejar una bona estructura per tal d'emmagatzemar.</text:p>
      <text:p text:style-name="P5"><text:s text:c="3"/>S'hauria de tenir un protocol per tal de detectar un<text:span text:style-name="T1">a saturació</text:span> del sistema i programar un reboot del Node Sensor per tal d'assegurar una lectura de dades <text:span text:style-name="T1">ininterrompuda.</text:span> </text:p>
      <text:p text:style-name="P5">2 - Amb con<text:span text:style-name="T3">n</text:span>exió WiFi:</text:p>
      <text:p text:style-name="P5"><text:s text:c="2"/>En aquest cas, <text:span text:style-name="T1">hauríem</text:span> de ser capaços d'enviar dades de forma <text:span text:style-name="T1">continua</text:span>, a l'estil cua <text:span text:style-name="T1">FIFO</text:span>, buidant les dades emmagatzemades i abocant-les al servidor.</text:p>
      <text:p text:style-name="P5"><text:s text:c="2"/>A la vegada, <text:span text:style-name="T1">hauríem</text:span> de ser capaços de seguir enviant dades de forma prolongada.</text:p>
      <text:p text:style-name="P5"/>
      <text:p text:style-name="P5"/>
      <text:p text:style-name="P5"/>
      <text:p text:style-name="P5"><text:soft-page-break/></text:p>
      <text:p text:style-name="P6">Comunicació Node Central (Servidor)</text:p>
      <text:p text:style-name="P13">Disposem de connexió WiFi a qualsevol terminal mòbil. Podríem muntar el sistema de manera que l'app pugi dades al servidor automàticament si el mòbil està connectat a una xarxa WiFi.</text:p>
      <text:p text:style-name="P6"/>
      <text:p text:style-name="P9">Tasques</text:p>
      <text:p text:style-name="P10">Dimecres, 22 de setembre del 2015 -&gt; </text:p>
      <text:p text:style-name="P10">- El primer dia, estructuraria el format que haurien de tenir les dades rebudes per el Node Sensor, tenint en compte que inicialment només seran en un sentit (NS-&gt;NP) però que idealment, hauria de ser capaç de suportar una comunicació bidireccional.</text:p>
      <text:p text:style-name="P10">-Faria un estudi detallat de com dur a terme l'emmagatzematge temporal de les dades al Node Personal.</text:p>
      <text:p text:style-name="P10">-Definiria com estructurar la BD al servidor, de forma que fos compatible amb les dades que siguem capaços d'extreure del Node Sensor. </text:p>
      <text:p text:style-name="P6"/>
      <text:p text:style-name="P8">Estimació de temps i costos:</text:p>
      <text:p text:style-name="P4">- A primera vista sembla que la dificultat més gran la trobarem en la doble comunicació amb Bluetooth. En principi la podem fer només de rebuda i si hi ha temps provar bidireccional.</text:p>
      <text:p text:style-name="P4">- L'emmagatzematge de dades no hauria de ser cap problema amb els mòbils que utilitzem.</text:p>
      <text:p text:style-name="P4">- L'enviament amb <text:span text:style-name="T3">W</text:span>i<text:span text:style-name="T3">F</text:span>i al servidor central tampoc hauria de portar molts problemes.</text:p>
      <text:p text:style-name="P4"/>
      <text:p text:style-name="P4">Com a funcions més avançades de l'app podem dir:</text:p>
      <text:p text:style-name="P4">- Comunicació bidireccional amb els sensors.</text:p>
      <text:p text:style-name="P4">- Reconeixement dels missatges.</text:p>
      <text:p text:style-name="P4">- Control d'errors.</text:p>
      <text:p text:style-name="P4">- Tractament de dades.</text:p>
      <text:p text:style-name="P4">- Missatges d'informació/contro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071d1" officeooo:paragraph-rsid="000071d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leix Fargas, Adrià Fernàndez, Vicenç Pi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2T18:01:17.348891716</meta:creation-date>
    <dc:date>2015-09-22T20:04:37.789619961</dc:date>
    <meta:editing-duration>PT18M22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3" meta:paragraph-count="54" meta:word-count="666" meta:character-count="4243" meta:non-whitespace-character-count="3582"/>
  </office:meta>
</office:document-meta>
</file>